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marker-start-width="0.152cm" draw:marker-end-width="0.152cm" draw:fill="none" draw:fill-color="#ffffff" fo:min-height="1.283cm"/>
    </style:style>
    <style:style style:name="gr2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051cm" svg:stroke-color="#000000" draw:marker-start="Arrow" draw:marker-start-width="0.152cm" draw:marker-start-center="tru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ffff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7" style:family="graphic" style:parent-style-name="standard">
      <style:graphic-properties svg:stroke-width="0.051cm" svg:stroke-color="#000000" draw:marker-start-width="0.152cm" draw:marker-end-width="0.152cm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.051cm" svg:stroke-color="#000000" draw:marker-start="Arrow" draw:marker-start-width="0.152cm" draw:marker-start-center="tru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9" style:family="graphic" style:parent-style-name="standard">
      <style:graphic-properties draw:stroke="none" svg:stroke-width="0.051cm" svg:stroke-color="#000000" draw:marker-start-width="0.152cm" draw:marker-end-width="0.152cm" draw:fill="none" draw:fill-color="#ffffff" fo:min-height="0.921cm"/>
    </style:style>
    <style:style style:name="gr30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xml:id="id10" draw:id="id10" draw:layer="layout" svg:width="2.096cm" svg:height="1.533cm" svg:x="3.261cm" svg:y="8.206cm">
            <draw:text-box>
              <text:p>-V<text:span text:style-name="T1">EE</text:span></text:p>
            </draw:text-box>
          </draw:frame>
          <draw:g xml:id="id2" draw:id="id2">
            <draw:line draw:style-name="gr2" draw:text-style-name="P2" draw:layer="layout" svg:x1="0.567cm" svg:y1="8.46cm" svg:x2="0.567cm" svg:y2="7.2cm">
              <text:p/>
            </draw:line>
            <draw:line draw:style-name="gr3" draw:text-style-name="P2" draw:layer="layout" svg:x1="0.14cm" svg:y1="8.46cm" svg:x2="0.993cm" svg:y2="8.46cm">
              <text:p/>
            </draw:line>
            <draw:line draw:style-name="gr4" draw:text-style-name="P2" draw:layer="layout" svg:x1="0.567cm" svg:y1="9.09cm" svg:x2="0.14cm" svg:y2="8.46cm">
              <text:p/>
            </draw:line>
            <draw:line draw:style-name="gr5" draw:text-style-name="P2" draw:layer="layout" svg:x1="0.567cm" svg:y1="9.09cm" svg:x2="0.994cm" svg:y2="8.46cm">
              <text:p/>
            </draw:line>
          </draw:g>
          <draw:g xml:id="id6" draw:id="id6">
            <draw:glue-point draw:id="4" svg:x="5cm" svg:y="-5cm"/>
            <draw:glue-point draw:id="5" svg:x="5cm" svg:y="5cm"/>
            <draw:line draw:style-name="gr6" draw:text-style-name="P3" draw:layer="layout" svg:x1="5.275cm" svg:y1="3.564cm" svg:x2="5.275cm" svg:y2="4.564cm">
              <text:p/>
            </draw:line>
            <draw:line draw:style-name="gr7" draw:text-style-name="P3" draw:layer="layout" svg:x1="5.775cm" svg:y1="3.564cm" svg:x2="5.275cm" svg:y2="3.814cm">
              <text:p/>
            </draw:line>
            <draw:line draw:style-name="gr8" draw:text-style-name="P3" draw:layer="layout" svg:x1="5.525cm" svg:y1="4.439cm" svg:x2="5.275cm" svg:y2="4.314cm">
              <text:p/>
            </draw:line>
            <draw:line draw:style-name="gr9" draw:text-style-name="P3" draw:layer="layout" svg:x1="5.275cm" svg:y1="4.064cm" svg:x2="4.775cm" svg:y2="4.064cm">
              <text:p/>
            </draw:line>
            <draw:line draw:style-name="gr10" draw:text-style-name="P3" draw:layer="layout" svg:x1="5.525cm" svg:y1="4.439cm" svg:x2="5.775cm" svg:y2="4.564cm">
              <text:p/>
            </draw:line>
          </draw:g>
          <draw:g xml:id="id1" draw:id="id1">
            <draw:circle draw:style-name="gr11" draw:text-style-name="P5" draw:layer="layout" svg:width="1cm" svg:height="1cm" svg:x="0.58cm" svg:y="5.675cm">
              <text:p text:style-name="P4"><text:span text:style-name="T2"><text:s text:c="4"/></text:span><text:span text:style-name="T2">U</text:span></text:p>
            </draw:circle>
            <draw:path draw:style-name="gr12" draw:text-style-name="P6" draw:layer="layout" svg:width="0.187cm" svg:height="0.062cm" svg:x="0.705cm" svg:y="6.112cm" svg:viewBox="0 0 188 63" svg:d="M0 63c94-141 188 0 188 0">
              <text:p/>
            </draw:path>
            <draw:path draw:style-name="gr13" draw:text-style-name="P6" draw:layer="layout" svg:width="0.187cm" svg:height="0.062cm" svg:x="0.893cm" svg:y="6.175cm" svg:viewBox="0 0 188 63" svg:d="M0 0c94 141 188 0 188 0">
              <text:p/>
            </draw:path>
          </draw:g>
          <draw:g xml:id="id5" draw:id="id5">
            <draw:rect draw:style-name="gr14" draw:text-style-name="P6" draw:layer="layout" svg:width="0.66cm" svg:height="0.275cm" draw:transform="rotate (1.5707963267949) translate (4.032cm 6.867cm)">
              <text:p/>
            </draw:rect>
            <draw:line draw:style-name="gr15" draw:text-style-name="P3" draw:layer="layout" svg:x1="4.169cm" svg:y1="7.087cm" svg:x2="4.169cm" svg:y2="6.867cm">
              <text:p/>
            </draw:line>
            <draw:line draw:style-name="gr16" draw:text-style-name="P3" draw:layer="layout" svg:x1="4.169cm" svg:y1="6.206cm" svg:x2="4.169cm" svg:y2="5.986cm">
              <text:p/>
            </draw:line>
          </draw:g>
          <draw:connector draw:style-name="gr17" draw:text-style-name="P7" draw:layer="layout" svg:x1="1.08cm" svg:y1="6.675cm" svg:x2="0.567cm" svg:y2="7.2cm" draw:start-shape="id1" draw:start-glue-point="2" draw:end-shape="id2" draw:end-glue-point="0" svg:d="M1080 6675v263h-513v262" svg:viewBox="0 0 514 526">
            <text:p/>
          </draw:connector>
          <draw:g xml:id="id3" draw:id="id3">
            <draw:rect draw:style-name="gr18" draw:text-style-name="P6" draw:layer="layout" svg:width="0.661cm" svg:height="0.235cm" svg:x="1.617cm" svg:y="4.829cm">
              <text:p/>
            </draw:rect>
            <draw:line draw:style-name="gr19" draw:text-style-name="P3" draw:layer="layout" svg:x1="1.397cm" svg:y1="4.946cm" svg:x2="1.617cm" svg:y2="4.946cm">
              <text:p/>
            </draw:line>
            <draw:line draw:style-name="gr20" draw:text-style-name="P3" draw:layer="layout" svg:x1="2.278cm" svg:y1="4.946cm" svg:x2="2.498cm" svg:y2="4.946cm">
              <text:p/>
            </draw:line>
          </draw:g>
          <draw:g xml:id="id4" draw:id="id4">
            <draw:glue-point draw:id="4" svg:x="5cm" svg:y="-5cm"/>
            <draw:glue-point draw:id="5" svg:x="5cm" svg:y="5cm"/>
            <draw:line draw:style-name="gr21" draw:text-style-name="P3" draw:layer="layout" svg:x1="3.275cm" svg:y1="4.45cm" svg:x2="3.275cm" svg:y2="5.45cm">
              <text:p/>
            </draw:line>
            <draw:line draw:style-name="gr22" draw:text-style-name="P3" draw:layer="layout" svg:x1="3.775cm" svg:y1="4.45cm" svg:x2="3.275cm" svg:y2="4.7cm">
              <text:p/>
            </draw:line>
            <draw:line draw:style-name="gr23" draw:text-style-name="P3" draw:layer="layout" svg:x1="3.525cm" svg:y1="5.325cm" svg:x2="3.275cm" svg:y2="5.2cm">
              <text:p/>
            </draw:line>
            <draw:line draw:style-name="gr24" draw:text-style-name="P3" draw:layer="layout" svg:x1="3.275cm" svg:y1="4.95cm" svg:x2="2.775cm" svg:y2="4.95cm">
              <text:p/>
            </draw:line>
            <draw:line draw:style-name="gr25" draw:text-style-name="P3" draw:layer="layout" svg:x1="3.525cm" svg:y1="5.325cm" svg:x2="3.775cm" svg:y2="5.45cm">
              <text:p/>
            </draw:line>
          </draw:g>
          <draw:connector draw:style-name="gr17" draw:text-style-name="P7" draw:layer="layout" svg:x1="1.08cm" svg:y1="5.675cm" svg:x2="1.397cm" svg:y2="4.946cm" draw:start-shape="id1" draw:start-glue-point="0" draw:end-shape="id3" draw:end-glue-point="3" svg:d="M1080 5675v-729h317" svg:viewBox="0 0 318 730">
            <text:p/>
          </draw:connector>
          <draw:connector draw:style-name="gr17" draw:text-style-name="P7" draw:layer="layout" svg:x1="2.498cm" svg:y1="4.946cm" svg:x2="2.775cm" svg:y2="4.95cm" draw:start-shape="id3" draw:start-glue-point="1" draw:end-shape="id4" draw:end-glue-point="3" svg:d="M2498 4946h139v4h138" svg:viewBox="0 0 278 5">
            <text:p/>
          </draw:connector>
          <draw:connector draw:style-name="gr17" draw:text-style-name="P7" draw:layer="layout" svg:x1="3.775cm" svg:y1="5.45cm" svg:x2="4.169cm" svg:y2="5.986cm" draw:start-shape="id4" draw:start-glue-point="5" draw:end-shape="id5" draw:end-glue-point="0" svg:d="M3775 5450h394v536" svg:viewBox="0 0 395 537">
            <text:p/>
          </draw:connector>
          <draw:connector draw:style-name="gr17" draw:text-style-name="P7" xml:id="id8" draw:id="id8" draw:layer="layout" svg:x1="3.775cm" svg:y1="4.45cm" svg:x2="4.775cm" svg:y2="4.064cm" draw:start-shape="id4" draw:start-glue-point="4" draw:end-shape="id6" draw:end-glue-point="3" svg:d="M3775 4450v-386h1000" svg:viewBox="0 0 1001 387">
            <text:p/>
          </draw:connector>
          <draw:g xml:id="id7" draw:id="id7">
            <draw:rect draw:style-name="gr26" draw:text-style-name="P6" draw:layer="layout" svg:width="0.66cm" svg:height="0.276cm" draw:transform="rotate (1.5707963267949) translate (5.75cm 2.987cm)">
              <text:p/>
            </draw:rect>
            <draw:line draw:style-name="gr27" draw:text-style-name="P3" draw:layer="layout" svg:x1="5.888cm" svg:y1="3.207cm" svg:x2="5.888cm" svg:y2="2.987cm">
              <text:p/>
            </draw:line>
            <draw:line draw:style-name="gr28" draw:text-style-name="P3" draw:layer="layout" svg:x1="5.888cm" svg:y1="2.327cm" svg:x2="5.888cm" svg:y2="2.107cm">
              <text:p/>
            </draw:line>
          </draw:g>
          <draw:connector draw:style-name="gr17" draw:text-style-name="P7" draw:layer="layout" svg:x1="5.775cm" svg:y1="3.564cm" svg:x2="5.888cm" svg:y2="3.207cm" draw:start-shape="id6" draw:start-glue-point="4" draw:end-shape="id7" draw:end-glue-point="2" svg:d="M5775 3564h113v-357" svg:viewBox="0 0 114 358">
            <text:p/>
          </draw:connector>
          <draw:connector draw:style-name="gr17" draw:text-style-name="P7" xml:id="id13" draw:id="id13" draw:layer="layout" svg:x1="3.775cm" svg:y1="4.064cm" svg:x2="5.888cm" svg:y2="2.107cm" draw:start-shape="id8" draw:start-glue-point="0" draw:end-shape="id7" draw:end-glue-point="0" svg:d="M3775 4064v-2483h2113v526" svg:viewBox="0 0 2114 2484">
            <text:p/>
          </draw:connector>
          <draw:frame draw:style-name="gr29" draw:text-style-name="P1" xml:id="id12" draw:id="id12" draw:layer="layout" svg:width="1.785cm" svg:height="1.171cm" svg:x="2.981cm" svg:y="-0.044cm">
            <draw:text-box>
              <text:p>+V<text:span text:style-name="T1">cc</text:span></text:p>
            </draw:text-box>
          </draw:frame>
          <draw:g xml:id="id9" draw:id="id9">
            <draw:rect draw:style-name="gr30" draw:text-style-name="P6" draw:layer="layout" svg:width="0.66cm" svg:height="0.275cm" draw:transform="rotate (1.5707963267949) translate (5.832cm 6.365cm)">
              <text:p/>
            </draw:rect>
            <draw:line draw:style-name="gr31" draw:text-style-name="P3" draw:layer="layout" svg:x1="5.969cm" svg:y1="6.585cm" svg:x2="5.969cm" svg:y2="6.365cm">
              <text:p/>
            </draw:line>
            <draw:line draw:style-name="gr32" draw:text-style-name="P3" draw:layer="layout" svg:x1="5.969cm" svg:y1="5.705cm" svg:x2="5.969cm" svg:y2="5.485cm">
              <text:p/>
            </draw:line>
          </draw:g>
          <draw:connector draw:style-name="gr17" draw:text-style-name="P7" draw:layer="layout" svg:x1="5.775cm" svg:y1="4.564cm" svg:x2="5.969cm" svg:y2="5.485cm" draw:start-shape="id6" draw:start-glue-point="5" draw:end-shape="id9" draw:end-glue-point="0" svg:d="M5775 4564h194v921" svg:viewBox="0 0 195 922">
            <text:p/>
          </draw:connector>
          <draw:connector draw:style-name="gr17" draw:text-style-name="P7" xml:id="id11" draw:id="id11" draw:layer="layout" svg:x1="5.969cm" svg:y1="6.585cm" svg:x2="4.169cm" svg:y2="7.087cm" draw:start-shape="id9" draw:start-glue-point="2" draw:end-shape="id5" draw:end-glue-point="2" svg:d="M5969 6585v1028h-1800v-526" svg:viewBox="0 0 1801 1029">
            <text:p/>
          </draw:connector>
          <draw:connector draw:style-name="gr17" draw:text-style-name="P7" draw:layer="layout" svg:x1="4.309cm" svg:y1="8.206cm" svg:x2="5.069cm" svg:y2="7.613cm" draw:start-shape="id10" draw:start-glue-point="0" draw:end-shape="id11" draw:end-glue-point="0" svg:d="M4309 8206v-283h760v-310" svg:viewBox="0 0 761 594">
            <text:p/>
          </draw:connector>
          <draw:connector draw:style-name="gr17" draw:text-style-name="P7" draw:layer="layout" svg:x1="3.873cm" svg:y1="1.127cm" svg:x2="4.831cm" svg:y2="1.581cm" draw:start-shape="id12" draw:start-glue-point="2" draw:end-shape="id13" draw:end-glue-point="0" svg:d="M3873 1127v214h958v240" svg:viewBox="0 0 959 455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.604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09:53:28.537662469</meta:creation-date>
    <dc:date>2018-05-03T10:44:11.382126881</dc:date>
    <meta:editing-duration>PT6M49S</meta:editing-duration>
    <meta:editing-cycles>3</meta:editing-cycles>
    <meta:generator>LibreOffice/5.1.6.2$Linux_X86_64 LibreOffice_project/10m0$Build-2</meta:generator>
    <meta:document-statistic meta:object-count="51"/>
  </office:meta>
</office:document-meta>
</file>